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1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8" style:family="table-cell" style:parent-style-name="Default">
      <style:table-cell-properties fo:border="none"/>
    </style:style>
    <style:style style:name="ce29" style:family="table-cell" style:parent-style-name="Default">
      <style:table-cell-properties fo:border-bottom="0.74pt solid #000000" fo:border-left="none" fo:border-right="none" fo:border-top="0.74pt solid #000000"/>
    </style:style>
    <style:style style:name="ce33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3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mepage" table:style-name="ta1">
        <table:table-column table:style-name="co1" table:default-cell-style-name="Default"/>
        <table:table-column table:style-name="co1" table:default-cell-style-name="ce18"/>
        <table:table-column table:style-name="co1" table:number-columns-repeated="2" table:default-cell-style-name="ce29"/>
        <table:table-column table:style-name="co1" table:default-cell-style-name="ce33"/>
        <table:table-column table:style-name="co1" table:number-columns-repeated="3" table:default-cell-style-name="Default"/>
        <table:table-column table:style-name="co1" table:number-columns-repeated="2" table:default-cell-style-name="ce29"/>
        <table:table-column table:style-name="co1" table:default-cell-style-name="ce33"/>
        <table:table-row table:style-name="ro1">
          <table:table-cell table:style-name="ce16" office:value-type="string" calcext:value-type="string">
            <text:p>Site URL:</text:p>
          </table:table-cell>
          <table:table-cell table:style-name="ce17" office:value-type="string" calcext:value-type="string" table:number-columns-spanned="3" table:number-rows-spanned="1">
            <text:p><text:a xlink:href="https://shop.polymer-project.org/" xlink:type="simple">https://shop.polymer-project.org/</text:a></text:p>
          </table:table-cell>
          <table:covered-table-cell table:number-columns-repeated="2" table:style-name="Default"/>
          <table:table-cell table:style-name="Default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:</text:p>
          </table:table-cell>
          <table:table-cell table:number-columns-repeated="5"/>
          <table:table-cell table:style-name="ce18" office:value-type="string" calcext:value-type="string">
            <text:p>TC14:</text:p>
          </table:table-cell>
          <table:table-cell office:value-type="string" calcext:value-type="string">
            <text:p>Scenario: Men’s Outerwear SHOP NOW button is interactable on the homepag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web page with the search bar</text:p>
            <text:p>When the user types &lt;URL&gt; into the search bar</text:p>
            <text:p>Then the user is redirected to the &lt;URL&gt; page</text:p>
          </table:table-cell>
          <table:table-cell table:number-columns-repeated="5"/>
          <table:table-cell table:style-name="ce21" office:value-type="string" calcext:value-type="string">
            <text:p>Given the user is on the homepage</text:p>
            <text:p>When the user clicks the Men’s Outerwear SHOP NOW button</text:p>
            <text:p>Then the user sees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Page can be navigated to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table:style-name="ce27"/>
          <table:table-cell table:style-name="ce34" table:number-columns-spanned="3" table:number-rows-spanned="1"/>
          <table:covered-table-cell table:number-columns-repeated="2" table:style-name="ce28"/>
          <table:table-cell table:number-columns-repeated="2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button is interactable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office:value-type="string" calcext:value-type="string">
            <text:p>Scenario: User sees the correct URL</text:p>
          </table:table-cell>
          <table:table-cell table:number-columns-repeated="4"/>
          <table:table-cell table:style-name="ce18" office:value-type="string" calcext:value-type="string">
            <text:p>TC15:</text:p>
          </table:table-cell>
          <table:table-cell office:value-type="string" calcext:value-type="string">
            <text:p>Scenario: Ladies Outerwear SHOP NOW button is interactable on the homepag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looks at the &lt;URL&gt;</text:p>
            <text:p>Then the user sees the correct &lt;URL&gt; displayed</text:p>
          </table:table-cell>
          <table:table-cell table:number-columns-repeated="5"/>
          <table:table-cell table:style-name="ce21" office:value-type="string" calcext:value-type="string">
            <text:p>Given the user is on the homepage</text:p>
            <text:p>When the user clicks the Ladies Outerwear SHOP NOW button</text:p>
            <text:p>Then the user sees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3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Correct &lt;URL&gt;: <text:a xlink:href="https://shop.polymer-project.org/" xlink:type="simple">https://shop.polymer-project.org/</text:a> </text:p>
            <text:p>Is displayed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table:style-name="ce28"/>
          <table:table-cell table:style-name="ce34" table:number-columns-spanned="3" table:number-rows-spanned="1"/>
          <table:covered-table-cell table:number-columns-repeated="2" table:style-name="ce28"/>
          <table:table-cell table:number-columns-repeated="2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button is interactable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office:value-type="string" calcext:value-type="string">
            <text:p>Scenario: User sees the correct Title</text:p>
          </table:table-cell>
          <table:table-cell table:number-columns-repeated="4"/>
          <table:table-cell table:style-name="ce18" office:value-type="string" calcext:value-type="string">
            <text:p>TC16:</text:p>
          </table:table-cell>
          <table:table-cell office:value-type="string" calcext:value-type="string">
            <text:p>Scenario: Men’s T-Shirts SHOP NOW button is interactable on the homepag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looks at the &lt;Title&gt;</text:p>
            <text:p>Then the user sees the correct &lt;Title&gt; displayed</text:p>
          </table:table-cell>
          <table:table-cell table:number-columns-repeated="5"/>
          <table:table-cell table:style-name="ce21" office:value-type="string" calcext:value-type="string">
            <text:p>Given the user is on the homepage</text:p>
            <text:p>When the user clicks the Men’s T-Shirts SHOP NOW button</text:p>
            <text:p>Then the user sees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3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Correct &lt;Title&gt;: Home - SHOP </text:p>
            <text:p>Is displayed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button is interactable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office:value-type="string" calcext:value-type="string">
            <text:p>Scenario: SHOP button is interactable on the homepage</text:p>
          </table:table-cell>
          <table:table-cell table:number-columns-repeated="4"/>
          <table:table-cell table:style-name="ce18" office:value-type="string" calcext:value-type="string">
            <text:p>TC17:</text:p>
          </table:table-cell>
          <table:table-cell office:value-type="string" calcext:value-type="string">
            <text:p>Scenario: Ladies T-Shirts SHOP NOW button is interactable on the homepag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SHOP button</text:p>
            <text:p>Then the button should respong to the click</text:p>
          </table:table-cell>
          <table:table-cell table:number-columns-repeated="5"/>
          <table:table-cell table:style-name="ce21" office:value-type="string" calcext:value-type="string">
            <text:p>Given the user is on the homepage</text:p>
            <text:p>When the user clicks the Ladies T-Shirts SHOP NOW button</text:p>
            <text:p>Then the user sees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SHOP button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HOP button leads to correct URL</text:p>
          </table:table-cell>
          <table:table-cell table:number-columns-repeated="4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button is interacta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office:value-type="string" calcext:value-type="string">
            <text:p>Scenario: Cart button is interactable on the homepage</text:p>
          </table:table-cell>
          <table:table-cell table:number-columns-repeated="4"/>
          <table:table-cell table:style-name="ce18" office:value-type="string" calcext:value-type="string">
            <text:p>TC18:</text:p>
          </table:table-cell>
          <table:table-cell office:value-type="string" calcext:value-type="string">
            <text:p>Scenario: Men’s Outerwear header has correct text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Cart icon</text:p>
            <text:p>Then the user sees that the icon is interactable</text:p>
          </table:table-cell>
          <table:table-cell table:number-columns-repeated="5"/>
          <table:table-cell table:style-name="ce21" office:value-type="string" calcext:value-type="string">
            <text:p>Given the user is on the homepage</text:p>
            <text:p>When the user looks at the Men’s Outerwear text</text:p>
            <text:p>Then the user sees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Cart icon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Cart icon leads to correct URL</text:p>
          </table:table-cell>
          <table:table-cell table:number-columns-repeated="4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Correct text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office:value-type="string" calcext:value-type="string">
            <text:p>Scenario: Men’s Outerwear button is interactable on the homepage</text:p>
          </table:table-cell>
          <table:table-cell table:number-columns-repeated="4"/>
          <table:table-cell table:style-name="ce18" office:value-type="string" calcext:value-type="string">
            <text:p>TC19:</text:p>
          </table:table-cell>
          <table:table-cell office:value-type="string" calcext:value-type="string">
            <text:p>Scenario: Ladies Outerwear header has correct text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Men’s Outerwear button</text:p>
            <text:p>Then the user sees that the button is interactable</text:p>
          </table:table-cell>
          <table:table-cell table:number-columns-repeated="5"/>
          <table:table-cell table:style-name="ce21" office:value-type="string" calcext:value-type="string">
            <text:p>Given the user is on the homepage</text:p>
            <text:p>When the user looks at the Ladies Outerwear text</text:p>
            <text:p>Then the user sees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Men’s Outerwear button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Men’s Outerwear button leads to correct URL</text:p>
          </table:table-cell>
          <table:table-cell table:number-columns-repeated="4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Correct text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7:</text:p>
          </table:table-cell>
          <table:table-cell office:value-type="string" calcext:value-type="string">
            <text:p>Scenario: Ladies Outerwear button is interactable on the homepage</text:p>
          </table:table-cell>
          <table:table-cell table:number-columns-repeated="4"/>
          <table:table-cell table:style-name="ce18" office:value-type="string" calcext:value-type="string">
            <text:p>TC20:</text:p>
          </table:table-cell>
          <table:table-cell office:value-type="string" calcext:value-type="string">
            <text:p>Scenario: Men’s T-Shirts header has correct text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Ladies Outerwear button</text:p>
            <text:p>Then the user sees that the button is interactable</text:p>
          </table:table-cell>
          <table:table-cell table:number-columns-repeated="5"/>
          <table:table-cell table:style-name="ce21" office:value-type="string" calcext:value-type="string">
            <text:p>Given the user is on the homepage</text:p>
            <text:p>When the user looks at the Men’s T-Shirts text</text:p>
            <text:p>Then the user sees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Ladies Outerwear button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Ladies Outerwear button leads to correct URL</text:p>
          </table:table-cell>
          <table:table-cell table:number-columns-repeated="4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Correct text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8:</text:p>
          </table:table-cell>
          <table:table-cell office:value-type="string" calcext:value-type="string">
            <text:p>Scenario: Men’s T-Shirts button is interactable on the homepage</text:p>
          </table:table-cell>
          <table:table-cell table:number-columns-repeated="4"/>
          <table:table-cell table:style-name="ce18" office:value-type="string" calcext:value-type="string">
            <text:p>TC21:</text:p>
          </table:table-cell>
          <table:table-cell office:value-type="string" calcext:value-type="string">
            <text:p>Scenario: Ladies T-Shirts header has correct text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Men’s T-Shirts button</text:p>
            <text:p>Then the user sees that the button is interactable</text:p>
          </table:table-cell>
          <table:table-cell table:number-columns-repeated="5"/>
          <table:table-cell table:style-name="ce21" office:value-type="string" calcext:value-type="string">
            <text:p>Given the user is on the homepage</text:p>
            <text:p>When the user looks at the Ladies T-Shirts text</text:p>
            <text:p>Then the user sees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Men’s T-Shirts button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Men’s T-Shirts button leads to correct URL</text:p>
          </table:table-cell>
          <table:table-cell table:number-columns-repeated="4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Correct text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9:</text:p>
          </table:table-cell>
          <table:table-cell office:value-type="string" calcext:value-type="string">
            <text:p>Scenario: Ladies T-Shirts button is interactable on the homepage</text:p>
          </table:table-cell>
          <table:table-cell table:number-columns-repeated="4"/>
          <table:table-cell table:style-name="ce18" office:value-type="string" calcext:value-type="string">
            <text:p>TC22:</text:p>
          </table:table-cell>
          <table:table-cell office:value-type="string" calcext:value-type="string">
            <text:p>Scenario: Men’s Outerwear image is visible on the homepag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Ladies T-Shirts button</text:p>
            <text:p>Then the user sees that the button is interactable</text:p>
          </table:table-cell>
          <table:table-cell table:number-columns-repeated="5"/>
          <table:table-cell table:style-name="ce21" office:value-type="string" calcext:value-type="string">
            <text:p>Given the user is on the homepage</text:p>
            <text:p>When the user looks at the Men’s Outerwear image</text:p>
            <text:p>Then the user can see the image is loaded and visi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Ladies T-Shirts button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Ladies T-Shirts button leads to correct URL</text:p>
          </table:table-cell>
          <table:table-cell table:number-columns-repeated="4"/>
          <table:table-cell table:style-name="ce35"/>
          <table:table-cell table:style-name="ce28" table:number-columns-repeated="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0:</text:p>
          </table:table-cell>
          <table:table-cell office:value-type="string" calcext:value-type="string">
            <text:p>Scenario: Men’s Outerwear image link is interactable on the homepage</text:p>
          </table:table-cell>
          <table:table-cell table:number-columns-repeated="4"/>
          <table:table-cell table:style-name="ce18" office:value-type="string" calcext:value-type="string">
            <text:p>TC23:</text:p>
          </table:table-cell>
          <table:table-cell office:value-type="string" calcext:value-type="string">
            <text:p>Scenario: Ladies Outerwear image is visible on the homepag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Men’s Outerwear image</text:p>
            <text:p>Then the user sees that the image is interactable</text:p>
          </table:table-cell>
          <table:table-cell table:number-columns-repeated="5"/>
          <table:table-cell table:style-name="ce21" office:value-type="string" calcext:value-type="string">
            <text:p>Given the user is on the homepage</text:p>
            <text:p>When the user looks at the Ladies Outerwear image</text:p>
            <text:p>Then the user can see the image is loaded and visi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image link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mage link can be interacted with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The image link leads to correct URL</text:p>
          </table:table-cell>
          <table:table-cell table:number-columns-repeated="5"/>
          <table:table-cell table:style-name="Default" table:number-columns-repeated="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1:</text:p>
          </table:table-cell>
          <table:table-cell office:value-type="string" calcext:value-type="string">
            <text:p>Scenario: Ladies Outerwear image link is interactable on the homepage</text:p>
          </table:table-cell>
          <table:table-cell table:number-columns-repeated="4"/>
          <table:table-cell table:style-name="ce18" office:value-type="string" calcext:value-type="string">
            <text:p>TC24:</text:p>
          </table:table-cell>
          <table:table-cell office:value-type="string" calcext:value-type="string">
            <text:p>Scenario: Men’s T-Shirts image is visible on the homepag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Ladies Outerwear image</text:p>
            <text:p>Then the user sees that the image is interactable</text:p>
          </table:table-cell>
          <table:table-cell table:number-columns-repeated="5"/>
          <table:table-cell table:style-name="ce21" office:value-type="string" calcext:value-type="string">
            <text:p>Given the user is on the homepage</text:p>
            <text:p>When the user looks at the Men’s T-Shirts image</text:p>
            <text:p>Then the user can see the image is loaded and visi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image link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mage link can be interacted with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The image link leads to correct URL</text:p>
          </table:table-cell>
          <table:table-cell table:number-columns-repeated="5"/>
          <table:table-cell table:style-name="Default" table:number-columns-repeated="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2:</text:p>
          </table:table-cell>
          <table:table-cell office:value-type="string" calcext:value-type="string">
            <text:p>Scenario: Men’s T-Shirts image link is interactable on the homepage</text:p>
          </table:table-cell>
          <table:table-cell table:number-columns-repeated="4"/>
          <table:table-cell table:style-name="ce18" office:value-type="string" calcext:value-type="string">
            <text:p>TC25:</text:p>
          </table:table-cell>
          <table:table-cell office:value-type="string" calcext:value-type="string">
            <text:p>Scenario: Ladies T-Shirts image is visible on the homepag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Men’s T-Shirts image</text:p>
            <text:p>Then the user sees that the image is interactable</text:p>
          </table:table-cell>
          <table:table-cell table:number-columns-repeated="5"/>
          <table:table-cell table:style-name="ce21" office:value-type="string" calcext:value-type="string">
            <text:p>Given the user is on the homepage</text:p>
            <text:p>When the user looks at the Ladies T-Shirts image</text:p>
            <text:p>Then the user can see the image is loaded and visi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image link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mage link can be interacted with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The image link leads to correct URL</text:p>
          </table:table-cell>
          <table:table-cell table:number-columns-repeated="5"/>
          <table:table-cell table:style-name="Default" table:number-columns-repeated="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3:</text:p>
          </table:table-cell>
          <table:table-cell office:value-type="string" calcext:value-type="string">
            <text:p>Scenario: Ladies T-Shirts image link is interactable on the homepage</text:p>
          </table:table-cell>
          <table:table-cell table:number-columns-repeated="5"/>
          <table:table-cell table:style-name="Default"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Ladies T-Shirts image</text:p>
            <text:p>Then the user sees that the image is interactable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image link is visible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mage link can be interacted with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The image link leads to correct URL</text:p>
          </table:table-cell>
          <table:table-cell table:number-columns-repeated="5"/>
          <table:table-cell table:style-name="Default" table:number-columns-repeated="3"/>
        </table:table-row>
      </table:table>
      <table:table table:name="Men's Outerwear" table:style-name="ta1">
        <table:table-column table:style-name="co1" table:number-columns-repeated="2" table:default-cell-style-name="Default"/>
        <table:table-column table:style-name="co1" table:number-columns-repeated="2" table:default-cell-style-name="ce29"/>
        <table:table-column table:style-name="co1" table:default-cell-style-name="ce33"/>
        <table:table-column table:style-name="co1" table:number-columns-repeated="5" table:default-cell-style-name="Default"/>
        <table:table-column table:style-name="co1" table:default-cell-style-name="ce29"/>
        <table:table-column table:style-name="co1" table:default-cell-style-name="ce33"/>
        <table:table-row table:style-name="ro1">
          <table:table-cell table:style-name="ce16" office:value-type="string" calcext:value-type="string">
            <text:p>Site URL:</text:p>
          </table:table-cell>
          <table:table-cell table:style-name="ce17" office:value-type="string" calcext:value-type="string" table:number-columns-spanned="4" table:number-rows-spanned="1">
            <text:p><text:a xlink:href="https://shop.polymer-project.org/list/mens_outerwear" xlink:type="simple">https://shop.polymer-project.org/list/mens_outerwear</text:a></text:p>
          </table:table-cell>
          <table:covered-table-cell table:number-columns-repeated="3" table:style-name="Default"/>
          <table:table-cell table:number-columns-repeated="5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1:</text:p>
          </table:table-cell>
          <table:table-cell office:value-type="string" calcext:value-type="string">
            <text:p>Scenario: User sees the correct URL</text:p>
          </table:table-cell>
          <table:table-cell table:number-columns-repeated="5"/>
          <table:table-cell table:style-name="ce18" office:value-type="string" calcext:value-type="string">
            <text:p>TC9:</text:p>
          </table:table-cell>
          <table:table-cell table:style-name="ce29" office:value-type="string" calcext:value-type="string">
            <text:p>Scenario: Main image is displayed on the Men’s Outerwear pag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looks at the &lt;URL&gt;</text:p>
            <text:p>Then the user sees the correct &lt;URL&gt; displayed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main image</text:p>
            <text:p>Then the user can notice the image displayed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Correct &lt;URL&gt;: <text:a xlink:href="https://shop.polymer-project.org/list/mens_outerwear" xlink:type="simple">https://shop.polymer-project.org/list/mens_outerwear</text:a>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image is visible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2:</text:p>
          </table:table-cell>
          <table:table-cell office:value-type="string" calcext:value-type="string">
            <text:p>Scenario: User sees the correct Title</text:p>
          </table:table-cell>
          <table:table-cell table:number-columns-repeated="5"/>
          <table:table-cell table:style-name="ce18" office:value-type="string" calcext:value-type="string">
            <text:p>TC10:</text:p>
          </table:table-cell>
          <table:table-cell table:style-name="ce29" office:value-type="string" calcext:value-type="string">
            <text:p>Scenario: Men's Outerwear header has correct text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looks at the &lt;Title&gt;</text:p>
            <text:p>Then the user sees the correct &lt;Title&gt; displayed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category name</text:p>
            <text:p>Then the user can see the correct &lt;string&gt; displayed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3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Correct &lt;Title&gt;: Men's Outerwear – SHOP</text:p>
            <text:p>Is displayed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Default" table:number-columns-repeated="3"/>
          <table:table-cell table:number-columns-repeated="3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The string has correct text – </text:p>
            <text:p>Men’s Outerwear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3:</text:p>
          </table:table-cell>
          <table:table-cell office:value-type="string" calcext:value-type="string">
            <text:p>Scenario: SHOP button is interactable on the Men’s Outerwear page</text:p>
          </table:table-cell>
          <table:table-cell table:number-columns-repeated="5"/>
          <table:table-cell table:style-name="ce18" office:value-type="string" calcext:value-type="string">
            <text:p>TC11:</text:p>
          </table:table-cell>
          <table:table-cell table:style-name="ce29" office:value-type="string" calcext:value-type="string">
            <text:p>Scenario: Items quantity has correct text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SHOP button</text:p>
            <text:p>Then the button should respong to the click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item’s quantity</text:p>
            <text:p>Then the user can see the correct &lt;string&gt; displayed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SHOP button is visible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SHOP button leads to correct URL</text:p>
          </table:table-cell>
          <table:table-cell table:number-columns-repeated="5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The string has correct text -</text:p>
            <text:p>(16 items)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4:</text:p>
          </table:table-cell>
          <table:table-cell office:value-type="string" calcext:value-type="string">
            <text:p>Scenario: Cart button is interactable on the Men’s Outerwear page</text:p>
          </table:table-cell>
          <table:table-cell table:number-columns-repeated="5"/>
          <table:table-cell table:style-name="ce18" office:value-type="string" calcext:value-type="string">
            <text:p>TC12:</text:p>
          </table:table-cell>
          <table:table-cell table:style-name="ce29" office:value-type="string" calcext:value-type="string">
            <text:p>Scenario: Product’s link is interactabl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Cart icon</text:p>
            <text:p>Then the user sees that the icon is interactable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clicks at the product</text:p>
            <text:p>Then the user sees that the product is interactable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Cart icon is visible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product is visible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Cart icon leads to correct URL</text:p>
          </table:table-cell>
          <table:table-cell table:number-columns-repeated="5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The product can be clicked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5:</text:p>
          </table:table-cell>
          <table:table-cell office:value-type="string" calcext:value-type="string">
            <text:p>Scenario: Men’s Outerwear button is interactable on the Men’s Outerwear page</text:p>
          </table:table-cell>
          <table:table-cell table:number-columns-repeated="5"/>
          <table:table-cell table:style-name="ce18" office:value-type="string" calcext:value-type="string">
            <text:p>TC13:</text:p>
          </table:table-cell>
          <table:table-cell table:style-name="ce29" office:value-type="string" calcext:value-type="string">
            <text:p>Scenario: Correct product’s name is displayed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Men’s Outerwear button</text:p>
            <text:p>Then the user sees that the button is interactable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product’s name</text:p>
            <text:p>Then the user sees that the name displayed is correct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Men’s Outerwear button is visible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Product’s name is visible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Men’s Outerwear button leads to correct URL</text:p>
          </table:table-cell>
          <table:table-cell table:number-columns-repeated="5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Correct product’s name is display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35"/>
          <table:table-cell/>
          <table:table-cell table:style-name="ce28"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6:</text:p>
          </table:table-cell>
          <table:table-cell office:value-type="string" calcext:value-type="string">
            <text:p>Scenario: Ladies Outerwear button is interactable on the Men’s Outerwear page</text:p>
          </table:table-cell>
          <table:table-cell table:number-columns-repeated="5"/>
          <table:table-cell table:style-name="ce18" office:value-type="string" calcext:value-type="string">
            <text:p>TC14:</text:p>
          </table:table-cell>
          <table:table-cell table:style-name="ce29" office:value-type="string" calcext:value-type="string">
            <text:p>Scenario: Correct product’s price is displayed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Ladies Outerwear button</text:p>
            <text:p>Then the user sees that the button is interactable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product’s price</text:p>
            <text:p>Then the user sees that the price displayed is correct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Ladies Outerwear button is visible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Price is visible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Ladies Outerwear button leads to correct URL</text:p>
          </table:table-cell>
          <table:table-cell table:number-columns-repeated="5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Correct price is display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35"/>
          <table:table-cell/>
          <table:table-cell table:style-name="ce28"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7:</text:p>
          </table:table-cell>
          <table:table-cell office:value-type="string" calcext:value-type="string">
            <text:p>Scenario: Men’s T-Shirts button is interactable on the Men’s Outerwear page</text:p>
          </table:table-cell>
          <table:table-cell table:number-columns-repeated="7"/>
          <table:table-cell table:style-name="Default"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Men’s T-Shirts button</text:p>
            <text:p>Then the user sees that the button is interactable</text:p>
          </table:table-cell>
          <table:table-cell table:number-columns-repeated="8"/>
          <table:table-cell table:style-name="Default"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Men’s T-Shirts button is visible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Men’s T-Shirts button leads to correct URL</text:p>
          </table:table-cell>
          <table:table-cell table:number-columns-repeated="7"/>
          <table:table-cell table:style-name="Default"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8:</text:p>
          </table:table-cell>
          <table:table-cell office:value-type="string" calcext:value-type="string">
            <text:p>Scenario: Ladies T-Shirts button is interactable on the Men’s Outerwear page</text:p>
          </table:table-cell>
          <table:table-cell table:number-columns-repeated="7"/>
          <table:table-cell table:style-name="Default"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Ladies T-Shirts button</text:p>
            <text:p>Then the user sees that the button is interactable</text:p>
          </table:table-cell>
          <table:table-cell table:number-columns-repeated="8"/>
          <table:table-cell table:style-name="Default"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Ladies T-Shirts button is visible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Ladies T-Shirts button leads to correct URL</text:p>
          </table:table-cell>
          <table:table-cell table:number-columns-repeated="7"/>
          <table:table-cell table:style-name="Default" table:number-columns-repeated="2"/>
        </table:table-row>
      </table:table>
      <table:table table:name="Ladies Outerwear" table:style-name="ta1">
        <table:table-column table:style-name="co1" table:number-columns-repeated="2" table:default-cell-style-name="Default"/>
        <table:table-column table:style-name="co1" table:number-columns-repeated="2" table:default-cell-style-name="ce29"/>
        <table:table-column table:style-name="co1" table:default-cell-style-name="ce33"/>
        <table:table-column table:style-name="co1" table:number-columns-repeated="5" table:default-cell-style-name="Default"/>
        <table:table-column table:style-name="co1" table:default-cell-style-name="ce29"/>
        <table:table-column table:style-name="co1" table:default-cell-style-name="ce33"/>
        <table:table-row table:style-name="ro1">
          <table:table-cell table:style-name="ce16" office:value-type="string" calcext:value-type="string">
            <text:p>Site URL:</text:p>
          </table:table-cell>
          <table:table-cell table:style-name="ce17" office:value-type="string" calcext:value-type="string" table:number-columns-spanned="4" table:number-rows-spanned="1">
            <text:p><text:a xlink:href="https://shop.polymer-project.org/list/ladies_outerwear" xlink:type="simple">https://shop.polymer-project.org/list/ladies_outerwear</text:a></text:p>
          </table:table-cell>
          <table:covered-table-cell table:number-columns-repeated="3" table:style-name="Default"/>
          <table:table-cell table:number-columns-repeated="5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1:</text:p>
          </table:table-cell>
          <table:table-cell office:value-type="string" calcext:value-type="string">
            <text:p>Scenario: User sees the correct URL</text:p>
          </table:table-cell>
          <table:table-cell table:number-columns-repeated="5"/>
          <table:table-cell table:style-name="ce18" office:value-type="string" calcext:value-type="string">
            <text:p>TC9:</text:p>
          </table:table-cell>
          <table:table-cell table:style-name="ce29" office:value-type="string" calcext:value-type="string">
            <text:p>Scenario: Main image is displayed on the Ladies Outerwear pag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looks at the &lt;URL&gt;</text:p>
            <text:p>Then the user sees the correct &lt;URL&gt; displayed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image</text:p>
            <text:p>Then the user can notice the correct image displayed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Correct &lt;URL&gt;: <text:a xlink:href="https://shop.polymer-project.org/list/ladies_outerwear" xlink:type="simple">https://shop.polymer-project.org/list/ladies_outerwear</text:a>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image is visible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2:</text:p>
          </table:table-cell>
          <table:table-cell office:value-type="string" calcext:value-type="string">
            <text:p>Scenario: User sees the correct Title</text:p>
          </table:table-cell>
          <table:table-cell table:number-columns-repeated="5"/>
          <table:table-cell table:style-name="ce18" office:value-type="string" calcext:value-type="string">
            <text:p>TC10:</text:p>
          </table:table-cell>
          <table:table-cell table:style-name="ce29" office:value-type="string" calcext:value-type="string">
            <text:p>Scenario: Ladies Outerwear header has correct text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looks at the &lt;Title&gt;</text:p>
            <text:p>Then the user sees the correct &lt;Title&gt; displayed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category name</text:p>
            <text:p>Then the user can see the correct &lt;string&gt; displayed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3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Correct &lt;Title&gt;: Ladies Outerwear – SHOP</text:p>
            <text:p>Is displayed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Default" table:number-columns-repeated="3"/>
          <table:table-cell table:number-columns-repeated="3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The string has correct text – </text:p>
            <text:p>Ladies Outerwear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3:</text:p>
          </table:table-cell>
          <table:table-cell office:value-type="string" calcext:value-type="string">
            <text:p>Scenario: SHOP button is interactable on the Ladies Outerwear page</text:p>
          </table:table-cell>
          <table:table-cell table:number-columns-repeated="5"/>
          <table:table-cell table:style-name="ce18" office:value-type="string" calcext:value-type="string">
            <text:p>TC11:</text:p>
          </table:table-cell>
          <table:table-cell table:style-name="ce29" office:value-type="string" calcext:value-type="string">
            <text:p>Scenario: Items quantity has correct text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SHOP button</text:p>
            <text:p>Then the button should respong to the click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item’s quantity</text:p>
            <text:p>Then the user can see the correct &lt;string&gt; displayed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SHOP button is visible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SHOP button leads to correct URL</text:p>
          </table:table-cell>
          <table:table-cell table:number-columns-repeated="5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The string has correct text -</text:p>
            <text:p>(6 items)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4:</text:p>
          </table:table-cell>
          <table:table-cell office:value-type="string" calcext:value-type="string">
            <text:p>Scenario: Cart button is interactable on the Ladies Outerwear page</text:p>
          </table:table-cell>
          <table:table-cell table:number-columns-repeated="5"/>
          <table:table-cell table:style-name="ce18" office:value-type="string" calcext:value-type="string">
            <text:p>TC12:</text:p>
          </table:table-cell>
          <table:table-cell table:style-name="ce29" office:value-type="string" calcext:value-type="string">
            <text:p>Scenario: Product’s link is interactabl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Cart icon</text:p>
            <text:p>Then the user sees that the icon is interactable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clicks at the product</text:p>
            <text:p>Then the user sees that the product is interactable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Cart icon is visible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product is visible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Cart icon leads to correct URL</text:p>
          </table:table-cell>
          <table:table-cell table:number-columns-repeated="5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The product can be clicked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5:</text:p>
          </table:table-cell>
          <table:table-cell office:value-type="string" calcext:value-type="string">
            <text:p>Scenario: Men’s Outerwear button is interactable on the Ladies Outerwear page</text:p>
          </table:table-cell>
          <table:table-cell table:number-columns-repeated="5"/>
          <table:table-cell table:style-name="ce18" office:value-type="string" calcext:value-type="string">
            <text:p>TC13:</text:p>
          </table:table-cell>
          <table:table-cell table:style-name="ce29" office:value-type="string" calcext:value-type="string">
            <text:p>Scenario: Correct product’s name is displayed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Men’s Outerwear button</text:p>
            <text:p>Then the user sees that the button is interactable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product’s name</text:p>
            <text:p>Then the user sees that the name displayed is correct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Men’s Outerwear button is visible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Product’s name is visible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Men’s Outerwear button leads to correct URL</text:p>
          </table:table-cell>
          <table:table-cell table:number-columns-repeated="5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Correct product’s name is display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35"/>
          <table:table-cell table:style-name="ce28" table:number-columns-repeated="3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6:</text:p>
          </table:table-cell>
          <table:table-cell office:value-type="string" calcext:value-type="string">
            <text:p>Scenario: Ladies Outerwear button is interactable on the Ladies Outerwear page</text:p>
          </table:table-cell>
          <table:table-cell table:number-columns-repeated="7"/>
          <table:table-cell table:style-name="Default"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Ladies Outerwear button</text:p>
            <text:p>Then the user sees that the button is interactable</text:p>
          </table:table-cell>
          <table:table-cell table:number-columns-repeated="6"/>
          <table:table-cell table:style-name="ce18" office:value-type="string" calcext:value-type="string">
            <text:p>TC14:</text:p>
          </table:table-cell>
          <table:table-cell table:style-name="ce29" office:value-type="string" calcext:value-type="string">
            <text:p>Scenario: Correct product’s price is displayed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Given the user is on the page</text:p>
            <text:p>When the user looks at the product’s price</text:p>
            <text:p>Then the user sees that the price displayed is correct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Ladies Outerwear button is visible</text:p>
          </table:table-cell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Ladies Outerwear button leads to correct URL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Price is visibl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Correct price is display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35"/>
          <table:table-cell table:style-name="ce28" table:number-columns-repeated="3"/>
        </table:table-row>
        <table:table-row table:style-name="ro1">
          <table:table-cell/>
          <table:table-cell table:style-name="ce18" office:value-type="string" calcext:value-type="string">
            <text:p>TC7:</text:p>
          </table:table-cell>
          <table:table-cell office:value-type="string" calcext:value-type="string">
            <text:p>Scenario: Men’s T-Shirts button is interactable on the Ladies Outerwear page</text:p>
          </table:table-cell>
          <table:table-cell table:number-columns-repeated="7"/>
          <table:table-cell table:style-name="Default"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Men’s T-Shirts button</text:p>
            <text:p>Then the user sees that the button is interactable</text:p>
          </table:table-cell>
          <table:table-cell table:number-columns-repeated="8"/>
          <table:table-cell table:style-name="Default"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Men’s T-Shirts button is visible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Men’s T-Shirts button leads to correct URL</text:p>
          </table:table-cell>
          <table:table-cell table:number-columns-repeated="7"/>
          <table:table-cell table:style-name="Default"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8:</text:p>
          </table:table-cell>
          <table:table-cell office:value-type="string" calcext:value-type="string">
            <text:p>Scenario: Ladies T-Shirts button is interactable on the Ladies Outerwear page</text:p>
          </table:table-cell>
          <table:table-cell table:number-columns-repeated="7"/>
          <table:table-cell table:style-name="Default"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Ladies T-Shirts button</text:p>
            <text:p>Then the user sees that the button is interactable</text:p>
          </table:table-cell>
          <table:table-cell table:number-columns-repeated="8"/>
          <table:table-cell table:style-name="Default"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Ladies T-Shirts button is visible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Ladies T-Shirts button leads to correct URL</text:p>
          </table:table-cell>
          <table:table-cell table:number-columns-repeated="7"/>
          <table:table-cell table:style-name="Default" table:number-columns-repeated="2"/>
        </table:table-row>
      </table:table>
      <table:table table:name="Men's T-Shirts" table:style-name="ta1">
        <table:table-column table:style-name="co1" table:number-columns-repeated="2" table:default-cell-style-name="Default"/>
        <table:table-column table:style-name="co1" table:number-columns-repeated="2" table:default-cell-style-name="ce29"/>
        <table:table-column table:style-name="co1" table:default-cell-style-name="ce33"/>
        <table:table-column table:style-name="co1" table:number-columns-repeated="5" table:default-cell-style-name="Default"/>
        <table:table-column table:style-name="co1" table:default-cell-style-name="ce29"/>
        <table:table-column table:style-name="co1" table:default-cell-style-name="ce33"/>
        <table:table-row table:style-name="ro1">
          <table:table-cell table:style-name="ce16" office:value-type="string" calcext:value-type="string">
            <text:p>Site URL:</text:p>
          </table:table-cell>
          <table:table-cell office:value-type="string" calcext:value-type="string">
            <text:p><text:a xlink:href="https://shop.polymer-project.org/list/mens_tshirts" xlink:type="simple">https://shop.polymer-project.org/list/mens_tshirts</text:a></text:p>
          </table:table-cell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1:</text:p>
          </table:table-cell>
          <table:table-cell office:value-type="string" calcext:value-type="string">
            <text:p>Scenario: User sees the correct URL</text:p>
          </table:table-cell>
          <table:table-cell table:number-columns-repeated="5"/>
          <table:table-cell table:style-name="ce18" office:value-type="string" calcext:value-type="string">
            <text:p>TC9:</text:p>
          </table:table-cell>
          <table:table-cell table:style-name="ce29" office:value-type="string" calcext:value-type="string">
            <text:p>Scenario: Main image is displayed on the Men’s T-Shirts pag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looks at the &lt;URL&gt;</text:p>
            <text:p>Then the user sees the correct &lt;URL&gt; displayed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image</text:p>
            <text:p>Then the user can notice the correct image displayed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Correct &lt;URL&gt;: <text:a xlink:href="https://shop.polymer-project.org/list/mens_tshirts" xlink:type="simple">https://shop.polymer-project.org/list/mens_tshirts</text:a>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image is visible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2:</text:p>
          </table:table-cell>
          <table:table-cell office:value-type="string" calcext:value-type="string">
            <text:p>Scenario: User sees the correct Title</text:p>
          </table:table-cell>
          <table:table-cell table:number-columns-repeated="5"/>
          <table:table-cell table:style-name="ce18" office:value-type="string" calcext:value-type="string">
            <text:p>TC10:</text:p>
          </table:table-cell>
          <table:table-cell table:style-name="ce29" office:value-type="string" calcext:value-type="string">
            <text:p>Scenario: Men’s T-Shirts header has correct text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looks at the &lt;Title&gt;</text:p>
            <text:p>Then the user sees the correct &lt;Title&gt; displayed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category name</text:p>
            <text:p>Then the user can see the correct &lt;string&gt; displayed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3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Correct &lt;Title&gt;: Men’s T-Shirts – SHOP</text:p>
            <text:p>Is displayed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Default" table:number-columns-repeated="3"/>
          <table:table-cell table:number-columns-repeated="3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The string has correct text – </text:p>
            <text:p>Men’s T-Shirts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3:</text:p>
          </table:table-cell>
          <table:table-cell office:value-type="string" calcext:value-type="string">
            <text:p>Scenario: SHOP button is interactable on the Men’s T-Shirts page</text:p>
          </table:table-cell>
          <table:table-cell table:number-columns-repeated="5"/>
          <table:table-cell table:style-name="ce18" office:value-type="string" calcext:value-type="string">
            <text:p>TC11:</text:p>
          </table:table-cell>
          <table:table-cell table:style-name="ce29" office:value-type="string" calcext:value-type="string">
            <text:p>Scenario: Items quantity has correct text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SHOP button</text:p>
            <text:p>Then the button should respong to the click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item’s quantity</text:p>
            <text:p>Then the user can see the correct &lt;string&gt; displayed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SHOP button is visible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SHOP button leads to correct URL</text:p>
          </table:table-cell>
          <table:table-cell table:number-columns-repeated="5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The string has correct text -</text:p>
            <text:p>(40 items)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4:</text:p>
          </table:table-cell>
          <table:table-cell office:value-type="string" calcext:value-type="string">
            <text:p>Scenario: Cart button is interactable on the Men’s T-Shirts page</text:p>
          </table:table-cell>
          <table:table-cell table:number-columns-repeated="5"/>
          <table:table-cell table:style-name="ce18" office:value-type="string" calcext:value-type="string">
            <text:p>TC12:</text:p>
          </table:table-cell>
          <table:table-cell table:style-name="ce29" office:value-type="string" calcext:value-type="string">
            <text:p>Scenario: Product’s link is interactabl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Cart icon</text:p>
            <text:p>Then the user sees that the icon is interactable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clicks at the product</text:p>
            <text:p>Then the user sees that the product is interactable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Cart icon is visible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product is visible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Cart icon leads to correct URL</text:p>
          </table:table-cell>
          <table:table-cell table:number-columns-repeated="5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The product can be clicked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5:</text:p>
          </table:table-cell>
          <table:table-cell office:value-type="string" calcext:value-type="string">
            <text:p>Scenario: Men’s Outerwear button is interactable on the Men’s T-Shirts page</text:p>
          </table:table-cell>
          <table:table-cell table:number-columns-repeated="5"/>
          <table:table-cell table:style-name="ce18" office:value-type="string" calcext:value-type="string">
            <text:p>TC13:</text:p>
          </table:table-cell>
          <table:table-cell table:style-name="ce29" office:value-type="string" calcext:value-type="string">
            <text:p>Scenario: Correct product’s name is displayed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Men’s Outerwear button</text:p>
            <text:p>Then the user sees that the button is interactable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product’s name</text:p>
            <text:p>Then the user sees that the name displayed is correct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Men’s Outerwear button is visible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Product’s name is visible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Men’s Outerwear button leads to correct URL</text:p>
          </table:table-cell>
          <table:table-cell table:number-columns-repeated="5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Correct product’s name is display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35"/>
          <table:table-cell table:style-name="ce28" table:number-columns-repeated="3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6:</text:p>
          </table:table-cell>
          <table:table-cell office:value-type="string" calcext:value-type="string">
            <text:p>Scenario: Ladies Outerwear button is interactable on the Men’s T-Shirts page</text:p>
          </table:table-cell>
          <table:table-cell table:number-columns-repeated="7"/>
          <table:table-cell table:style-name="Default"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Ladies Outerwear button</text:p>
            <text:p>Then the user sees that the button is interactable</text:p>
          </table:table-cell>
          <table:table-cell table:number-columns-repeated="6"/>
          <table:table-cell table:style-name="ce18" office:value-type="string" calcext:value-type="string">
            <text:p>TC14:</text:p>
          </table:table-cell>
          <table:table-cell table:style-name="ce29" office:value-type="string" calcext:value-type="string">
            <text:p>Scenario: Correct product’s price is displayed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Given the user is on the page</text:p>
            <text:p>When the user looks at the product’s price</text:p>
            <text:p>Then the user sees that the price displayed is correct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Ladies Outerwear button is visible</text:p>
          </table:table-cell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Ladies Outerwear button leads to correct URL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Price is visibl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Correct price is display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35"/>
          <table:table-cell table:style-name="ce28" table:number-columns-repeated="3"/>
        </table:table-row>
        <table:table-row table:style-name="ro1">
          <table:table-cell/>
          <table:table-cell table:style-name="ce18" office:value-type="string" calcext:value-type="string">
            <text:p>TC7:</text:p>
          </table:table-cell>
          <table:table-cell office:value-type="string" calcext:value-type="string">
            <text:p>Scenario: Men’s T-Shirts button is interactable on the Men’s T-Shirts page</text:p>
          </table:table-cell>
          <table:table-cell table:number-columns-repeated="7"/>
          <table:table-cell table:style-name="Default"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Men’s T-Shirts button</text:p>
            <text:p>Then the user sees that the button is interactable</text:p>
          </table:table-cell>
          <table:table-cell table:number-columns-repeated="8"/>
          <table:table-cell table:style-name="Default"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Men’s T-Shirts button is visible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Men’s T-Shirts button leads to correct URL</text:p>
          </table:table-cell>
          <table:table-cell table:number-columns-repeated="7"/>
          <table:table-cell table:style-name="Default"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8:</text:p>
          </table:table-cell>
          <table:table-cell office:value-type="string" calcext:value-type="string">
            <text:p>Scenario: Ladies T-Shirts button is interactable on the Men’s T-Shirts page</text:p>
          </table:table-cell>
          <table:table-cell table:number-columns-repeated="7"/>
          <table:table-cell table:style-name="Default"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Ladies T-Shirts button</text:p>
            <text:p>Then the user sees that the button is interactable</text:p>
          </table:table-cell>
          <table:table-cell table:number-columns-repeated="8"/>
          <table:table-cell table:style-name="Default"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Ladies T-Shirts button is visible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Ladies T-Shirts button leads to correct URL</text:p>
          </table:table-cell>
          <table:table-cell table:number-columns-repeated="7"/>
          <table:table-cell table:style-name="Default" table:number-columns-repeated="2"/>
        </table:table-row>
      </table:table>
      <table:table table:name="Ladies T-shirts" table:style-name="ta1">
        <table:table-column table:style-name="co1" table:default-cell-style-name="Default"/>
        <table:table-column table:style-name="co1" table:default-cell-style-name="ce18"/>
        <table:table-column table:style-name="co1" table:number-columns-repeated="2" table:default-cell-style-name="ce29"/>
        <table:table-column table:style-name="co1" table:default-cell-style-name="ce33"/>
        <table:table-row table:style-name="ro1">
          <table:table-cell table:style-name="ce16" office:value-type="string" calcext:value-type="string">
            <text:p>Site URL:</text:p>
          </table:table-cell>
          <table:table-cell table:style-name="ce17" office:value-type="string" calcext:value-type="string" table:number-columns-spanned="4" table:number-rows-spanned="1">
            <text:p><text:a xlink:href="https://shop.polymer-project.org/list/ladies_tshirts" xlink:type="simple">https://shop.polymer-project.org/list/ladies_tshirts</text:a></text:p>
          </table:table-cell>
          <table:covered-table-cell table:number-columns-repeated="3" table:style-name="Default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:1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page</text:p>
            <text:p>When the user looks at the image</text:p>
            <text:p>Then the user can notice the correct image displayed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page</text:p>
            <text:p>When the user looks at the category name</text:p>
            <text:p>Then the user can see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tring has correct text – </text:p>
            <text:p>Ladies T-Shirts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page</text:p>
            <text:p>When the user looks at the item’s quantity</text:p>
            <text:p>Then the user can see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tring has correct text -</text:p>
            <text:p>(19 items)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page</text:p>
            <text:p>When the user clicks at the product’s image</text:p>
            <text:p>Then the user sees that the image is interacta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mage can be click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page</text:p>
            <text:p>When the user clicks the product’s name</text:p>
            <text:p>Then the user sees that the link is interacta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Product’s nam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Product’s name can be interact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Correct product’s name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page</text:p>
            <text:p>When the user clicks the product’s price</text:p>
            <text:p>Then the user sees that the link is interacta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Pric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Price can be interacted wit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Correct price is displayed</text:p>
          </table:table-cell>
          <table:table-cell table:number-columns-repeated="2"/>
        </table:table-row>
      </table:table>
      <table:table table:name="Product" table:style-name="ta1">
        <table:table-column table:style-name="co1" table:default-cell-style-name="Default"/>
        <table:table-column table:style-name="co1" table:default-cell-style-name="ce18"/>
        <table:table-column table:style-name="co1" table:number-columns-repeated="2" table:default-cell-style-name="ce29"/>
        <table:table-column table:style-name="co1" table:default-cell-style-name="ce33"/>
        <table:table-column table:style-name="co1" table:number-columns-repeated="2" table:default-cell-style-name="Default"/>
        <table:table-row table:style-name="ro1">
          <table:table-cell table:style-name="ce16" office:value-type="string" calcext:value-type="string">
            <text:p>Site URL:</text:p>
          </table:table-cell>
          <table:table-cell table:style-name="ce17" office:value-type="string" calcext:value-type="string" table:number-columns-spanned="6" table:number-rows-spanned="1">
            <text:p><text:a xlink:href="https://shop.polymer-project.org/detail/mens_outerwear/Men+s+Tech+Shell+Full-Zip" xlink:type="simple">https://shop.polymer-project.org/detail/mens_outerwear/Men+s+Tech+Shell+Full-Zip</text:a></text:p>
          </table:table-cell>
          <table:covered-table-cell table:number-columns-repeated="3" table:style-name="Default"/>
          <table:covered-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TC1:</text:p>
          </table:table-cell>
          <table:table-cell table:number-columns-repeated="5"/>
        </table:table-row>
        <table:table-row table:style-name="ro2">
          <table:table-cell/>
          <table:table-cell table:style-name="ce21" office:value-type="string" calcext:value-type="string">
            <text:p>Given the user is on the product’s page</text:p>
            <text:p>When the user looks at the page</text:p>
            <text:p>Then the user can see the product’s image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table:number-columns-repeated="5"/>
        </table:table-row>
        <table:table-row table:style-name="ro2">
          <table:table-cell/>
          <table:table-cell table:style-name="ce21" office:value-type="string" calcext:value-type="string">
            <text:p>Given the user is on the product’s page</text:p>
            <text:p>When the user looks at the product’s name</text:p>
            <text:p>Then the user can see the correct product’s name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string is displayed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table:number-columns-repeated="5"/>
        </table:table-row>
        <table:table-row table:style-name="ro2">
          <table:table-cell/>
          <table:table-cell table:style-name="ce21" office:value-type="string" calcext:value-type="string">
            <text:p>Given the user is on the product’s page</text:p>
            <text:p>When the user looks at the product’s price</text:p>
            <text:p>Then the user can see the correct product’s price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string is displayed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table:number-columns-repeated="5"/>
        </table:table-row>
        <table:table-row table:style-name="ro2">
          <table:table-cell/>
          <table:table-cell table:style-name="ce21" office:value-type="string" calcext:value-type="string">
            <text:p>Given the user is on the product’s page</text:p>
            <text:p>When the user clicks the size option</text:p>
            <text:p>Then the user can pick one of the listed options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size option is visi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ize option can be interact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The size options are listed correctly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table:number-columns-repeated="5"/>
        </table:table-row>
        <table:table-row table:style-name="ro2">
          <table:table-cell/>
          <table:table-cell table:style-name="ce21" office:value-type="string" calcext:value-type="string">
            <text:p>Given the user is on the product’s page</text:p>
            <text:p>When the user clicks the quantity option</text:p>
            <text:p>Then the user can pick one of the listed options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quantity option is visi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quantity option can be interact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The quantity options are listed correctly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table:number-columns-repeated="5"/>
        </table:table-row>
        <table:table-row table:style-name="ro2">
          <table:table-cell/>
          <table:table-cell table:style-name="ce21" office:value-type="string" calcext:value-type="string">
            <text:p>Given the user is on the product’s page</text:p>
            <text:p>When the user clicks the Add to Cart button</text:p>
            <text:p>Then the user can see that button is interactable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button can be clicked</text:p>
          </table:table-cell>
          <table:table-cell table:number-columns-repeated="4"/>
        </table:table-row>
        <table:table-row table:style-name="ro1">
          <table:table-cell/>
          <table:table-cell table:style-name="ce35"/>
          <table:table-cell table:style-name="ce28" table:number-columns-repeated="3"/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TC7:</text:p>
          </table:table-cell>
          <table:table-cell table:number-columns-repeated="5"/>
        </table:table-row>
        <table:table-row table:style-name="ro2">
          <table:table-cell/>
          <table:table-cell table:style-name="ce21" office:value-type="string" calcext:value-type="string">
            <text:p>Given the user is on the product’s page</text:p>
            <text:p>When the user clicks the Back button</text:p>
            <text:p>Then the user can see that the button is interactable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button can be clicked</text:p>
          </table:table-cell>
          <table:table-cell table:number-columns-repeated="4"/>
        </table:table-row>
      </table:table>
      <table:table table:name="Cart" table:style-name="ta1">
        <table:table-column table:style-name="co1" table:default-cell-style-name="Default"/>
        <table:table-column table:style-name="co1" table:default-cell-style-name="ce18"/>
        <table:table-column table:style-name="co1" table:number-columns-repeated="2" table:default-cell-style-name="ce29"/>
        <table:table-column table:style-name="co1" table:default-cell-style-name="ce33"/>
        <table:table-row table:style-name="ro1">
          <table:table-cell table:style-name="ce16" office:value-type="string" calcext:value-type="string">
            <text:p>Site URL:</text:p>
          </table:table-cell>
          <table:table-cell table:style-name="ce17" office:value-type="string" calcext:value-type="string" table:number-columns-spanned="3" table:number-rows-spanned="1">
            <text:p><text:a xlink:href="https://shop.polymer-project.org/cart" xlink:type="simple">https://shop.polymer-project.org/cart</text:a></text:p>
          </table:table-cell>
          <table:covered-table-cell table:number-columns-repeated="2" table:style-name="Default"/>
          <table:table-cell table:style-name="Default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1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empty cart page</text:p>
            <text:p>When the user sees the page</text:p>
            <text:p>Then the user can see the text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con is visible</text:p>
          </table:table-cell>
          <table:table-cell table:number-columns-repeated="2"/>
        </table:table-row>
        <table:table-row table:style-name="ro1">
          <table:table-cell/>
          <table:table-cell table:style-name="ce36" office:value-type="string" calcext:value-type="string">
            <text:p>AC3:</text:p>
          </table:table-cell>
          <table:table-cell office:value-type="string" calcext:value-type="string">
            <text:p>Correct string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populated cart page</text:p>
            <text:p>When the user looks at the page</text:p>
            <text:p>Then the user can see the added item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item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quantity is visible</text:p>
          </table:table-cell>
          <table:table-cell table:number-columns-repeated="2"/>
        </table:table-row>
        <table:table-row table:style-name="ro1">
          <table:table-cell/>
          <table:table-cell table:style-name="ce35"/>
          <table:table-cell table:style-name="ce28" table:number-columns-repeated="3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populated cart page</text:p>
            <text:p>When the user clicks the product’s name</text:p>
            <text:p>Then the user is redirected to the item’s pag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nam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name can be click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populated cart page</text:p>
            <text:p>When the user clicks the quantity option</text:p>
            <text:p>Then the user can pick one of the listed options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quantity option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quantity option can be interact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The quantity options are listed correctly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populated cart page</text:p>
            <text:p>When the user clicks the cancel button</text:p>
            <text:p>Then the user can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button can be clicked</text:p>
          </table:table-cell>
          <table:table-cell table:number-columns-repeated="2"/>
        </table:table-row>
        <table:table-row table:style-name="ro1">
          <table:table-cell/>
          <table:table-cell table:style-name="ce35"/>
          <table:table-cell table:style-name="ce28" table:number-columns-repeated="3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populated cart page</text:p>
            <text:p>When the user clicks the Checkout button</text:p>
            <text:p>Then the user can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button can be clicked</text:p>
          </table:table-cell>
          <table:table-cell table:number-columns-repeated="2"/>
        </table:table-row>
      </table:table>
      <table:table table:name="Checkout" table:style-name="ta1">
        <table:table-column table:style-name="co1" table:default-cell-style-name="Default"/>
        <table:table-column table:style-name="co1" table:default-cell-style-name="ce18"/>
        <table:table-column table:style-name="co1" table:number-columns-repeated="2" table:default-cell-style-name="ce29"/>
        <table:table-column table:style-name="co1" table:default-cell-style-name="ce33"/>
        <table:table-column table:style-name="co1" table:number-columns-repeated="3" table:default-cell-style-name="Default"/>
        <table:table-column table:style-name="co1" table:number-columns-repeated="2" table:default-cell-style-name="ce29"/>
        <table:table-column table:style-name="co1" table:default-cell-style-name="ce33"/>
        <table:table-row table:style-name="ro1">
          <table:table-cell table:style-name="ce16" office:value-type="string" calcext:value-type="string">
            <text:p>Site URL:</text:p>
          </table:table-cell>
          <table:table-cell table:style-name="ce17" office:value-type="string" calcext:value-type="string" table:number-columns-spanned="3" table:number-rows-spanned="1">
            <text:p><text:a xlink:href="https://shop.polymer-project.org/checkout" xlink:type="simple">https://shop.polymer-project.org/checkout</text:a></text:p>
          </table:table-cell>
          <table:covered-table-cell table:number-columns-repeated="2" table:style-name="Default"/>
          <table:table-cell table:style-name="Default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:</text:p>
          </table:table-cell>
          <table:table-cell table:number-columns-repeated="5"/>
          <table:table-cell table:style-name="ce18" office:value-type="string" calcext:value-type="string">
            <text:p>TC12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checkout page</text:p>
            <text:p>When the user looks at the form’s first section</text:p>
            <text:p>Then the user can see the correct &lt;string&gt; displayed</text:p>
          </table:table-cell>
          <table:table-cell table:number-columns-repeated="5"/>
          <table:table-cell table:style-name="ce21" office:value-type="string" calcext:value-type="string">
            <text:p>Given the user is on the checkout page</text:p>
            <text:p>When the user interacts with the country option</text:p>
            <text:p>Then the user can pick one of the options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country option field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&lt;string&gt; is displayed - </text:p>
            <text:p>Account Information</text:p>
          </table:table-cell>
          <table:table-cell table:number-columns-repeated="4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country option field can be interacted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18" office:value-type="string" calcext:value-type="string">
            <text:p>AC3:</text:p>
          </table:table-cell>
          <table:table-cell office:value-type="string" calcext:value-type="string">
            <text:p>The country options are listed correctly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table:number-columns-repeated="5"/>
          <table:table-cell table:style-name="ce18" office:value-type="string" calcext:value-type="string">
            <text:p>TC13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checkout page</text:p>
            <text:p>When the user looks at the form’s second section</text:p>
            <text:p>Then the user can see the correct &lt;string&gt; displayed</text:p>
          </table:table-cell>
          <table:table-cell table:number-columns-repeated="5"/>
          <table:table-cell table:style-name="ce21" office:value-type="string" calcext:value-type="string">
            <text:p>Given the user is on the checkout page</text:p>
            <text:p>When the user interacts with the checkbox</text:p>
            <text:p>Then the user sees that the checkbox can be ticked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checkbox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&lt;string&gt; is displayed - </text:p>
            <text:p>Shipping address</text:p>
          </table:table-cell>
          <table:table-cell table:number-columns-repeated="4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checkbox can be clicked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35"/>
          <table:table-cell table:style-name="ce28"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table:number-columns-repeated="5"/>
          <table:table-cell table:style-name="ce18" office:value-type="string" calcext:value-type="string">
            <text:p>TC14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checkout page</text:p>
            <text:p>When the user looks at the form’s third section</text:p>
            <text:p>Then the user can see the correct &lt;string&gt; displayed</text:p>
          </table:table-cell>
          <table:table-cell table:number-columns-repeated="5"/>
          <table:table-cell table:style-name="ce21" office:value-type="string" calcext:value-type="string">
            <text:p>Given the user is on the checkout page</text:p>
            <text:p>When the user interacts with the Cardholder name field</text:p>
            <text:p>Then the user can see that the field is filla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&lt;string&gt; is displayed - </text:p>
            <text:p>Billing Address</text:p>
          </table:table-cell>
          <table:table-cell table:number-columns-repeated="4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table:number-columns-repeated="5"/>
          <table:table-cell table:style-name="ce18" office:value-type="string" calcext:value-type="string">
            <text:p>TC15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checkout page</text:p>
            <text:p>When the user looks at the form’s fourth section</text:p>
            <text:p>Then the user can see the correct &lt;string&gt; displayed</text:p>
          </table:table-cell>
          <table:table-cell table:number-columns-repeated="5"/>
          <table:table-cell table:style-name="ce21" office:value-type="string" calcext:value-type="string">
            <text:p>Given the user is on the checkout page</text:p>
            <text:p>When the user interacts with the Card Number field</text:p>
            <text:p>Then the user can see that the field is filla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&lt;string&gt; is displayed - </text:p>
            <text:p>Payment Method</text:p>
          </table:table-cell>
          <table:table-cell table:number-columns-repeated="4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table:number-columns-repeated="5"/>
          <table:table-cell table:style-name="ce18" office:value-type="string" calcext:value-type="string">
            <text:p>TC16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checkout page</text:p>
            <text:p>When the user looks at the form’s fifth section</text:p>
            <text:p>Then the user can see the correct &lt;string&gt; displayed</text:p>
          </table:table-cell>
          <table:table-cell table:number-columns-repeated="5"/>
          <table:table-cell table:style-name="ce21" office:value-type="string" calcext:value-type="string">
            <text:p>Given the user is on the checkout page</text:p>
            <text:p>When the user clicks the month option</text:p>
            <text:p>Then the user can pick one of the listed options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month option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&lt;string&gt; is displayed - </text:p>
            <text:p>Order Summary</text:p>
          </table:table-cell>
          <table:table-cell table:number-columns-repeated="4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month option can be interacted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18" office:value-type="string" calcext:value-type="string">
            <text:p>AC3:</text:p>
          </table:table-cell>
          <table:table-cell office:value-type="string" calcext:value-type="string">
            <text:p>The month options are listed correctly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table:number-columns-repeated="5"/>
          <table:table-cell table:style-name="ce18" office:value-type="string" calcext:value-type="string">
            <text:p>TC17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checkout page</text:p>
            <text:p>When the user interacts with the Email field</text:p>
            <text:p>Then the user can see that the field is fillable</text:p>
          </table:table-cell>
          <table:table-cell table:number-columns-repeated="5"/>
          <table:table-cell table:style-name="ce21" office:value-type="string" calcext:value-type="string">
            <text:p>Given the user is on the checkout page</text:p>
            <text:p>When the user clicks the year option</text:p>
            <text:p>Then the user can pick one of the listed options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year option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4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year option can be interacted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18" office:value-type="string" calcext:value-type="string">
            <text:p>AC3:</text:p>
          </table:table-cell>
          <table:table-cell office:value-type="string" calcext:value-type="string">
            <text:p>The year options are listed correctly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7:</text:p>
          </table:table-cell>
          <table:table-cell table:number-columns-repeated="5"/>
          <table:table-cell table:style-name="ce18" office:value-type="string" calcext:value-type="string">
            <text:p>TC18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checkout page</text:p>
            <text:p>When the user interacts with the Phone Number field</text:p>
            <text:p>Then the user can see that the field is fillable</text:p>
          </table:table-cell>
          <table:table-cell table:number-columns-repeated="5"/>
          <table:table-cell table:style-name="ce21" office:value-type="string" calcext:value-type="string">
            <text:p>Given the user is on the checkout page</text:p>
            <text:p>When the user interacts with the CVV field</text:p>
            <text:p>Then the user can see that the field is filla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4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8:</text:p>
          </table:table-cell>
          <table:table-cell table:number-columns-repeated="5"/>
          <table:table-cell table:style-name="ce18" office:value-type="string" calcext:value-type="string">
            <text:p>TC19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checkout page</text:p>
            <text:p>When the user interacts with the Address field</text:p>
            <text:p>Then the user can see that the field is fillable</text:p>
          </table:table-cell>
          <table:table-cell table:number-columns-repeated="5"/>
          <table:table-cell table:style-name="ce21" office:value-type="string" calcext:value-type="string">
            <text:p>Given the user is on the checkout page</text:p>
            <text:p>When the user interacts with the Place Order button</text:p>
            <text:p>Then the user can see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4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button can be click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9:</text:p>
          </table:table-cell>
          <table:table-cell table:number-columns-repeated="6"/>
          <table:table-cell table:style-name="Default"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checkout page</text:p>
            <text:p>When the user interacts with the City field</text:p>
            <text:p>Then the user can see that the field is fillable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5"/>
          <table:table-cell table:style-name="Default" table:number-columns-repeated="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0:</text:p>
          </table:table-cell>
          <table:table-cell table:number-columns-repeated="6"/>
          <table:table-cell table:style-name="Default"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checkout page</text:p>
            <text:p>When the user interacts with the State/Province field</text:p>
            <text:p>Then the user can see that the field is fillable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5"/>
          <table:table-cell table:style-name="Default" table:number-columns-repeated="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1:</text:p>
          </table:table-cell>
          <table:table-cell table:number-columns-repeated="6"/>
          <table:table-cell table:style-name="Default"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checkout page</text:p>
            <text:p>When the user interacts with the Zip/Postal Code field</text:p>
            <text:p>Then the user can see that the field is fillable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5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9">00.00.0000</text:date>, <text:time style:data-style-name="N2" text:time-value="14:22:49.508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3T11:33:14.147000000</meta:creation-date>
    <dc:date>2024-06-29T14:25:29.363000000</dc:date>
    <meta:editing-duration>PT5H34M10S</meta:editing-duration>
    <meta:editing-cycles>32</meta:editing-cycles>
    <meta:generator>LibreOffice/7.6.2.1$Windows_X86_64 LibreOffice_project/56f7684011345957bbf33a7ee678afaf4d2ba333</meta:generator>
    <meta:document-statistic meta:table-count="8" meta:cell-count="807" meta:object-count="0"/>
  </office:meta>
</office:document-meta>
</file>